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Calibri" svg:font-family="Calibri" style:font-family-generic="roman" style:font-pitch="variable"/>
    <style:font-face style:name="Cantarell" svg:font-family="Cantarel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ntarell1" svg:font-family="Cantarel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 svg:font-family="'Noto Sans Symbols'"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padding="0cm" fo:border="none" fo:keep-with-next="auto"/>
      <style:text-properties fo:font-weight="bold" style:font-weight-asian="bold"/>
    </style:style>
    <style:style style:name="P2"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style>
    <style:style style:name="P3" style:family="paragraph" style:parent-style-name="Standard">
      <style:paragraph-properties fo:margin-left="0cm" fo:margin-right="0cm" fo:margin-top="0cm" fo:margin-bottom="0cm" loext:contextual-spacing="false" fo:line-height="100%" fo:text-align="end"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style>
    <style:style style:name="P4" style:family="paragraph" style:parent-style-name="Standard">
      <style:paragraph-properties fo:margin-left="0cm" fo:margin-right="0cm" fo:margin-top="0cm" fo:margin-bottom="0cm" loext:contextual-spacing="false" fo:line-height="100%" fo:text-align="end"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5" style:family="paragraph" style:parent-style-name="Heading_20_1">
      <style:paragraph-properties fo:text-align="center" style:justify-single-word="false"/>
      <style:text-properties fo:color="#2f5496" style:font-name="Calibri" fo:font-size="16pt" officeooo:rsid="001a09ba" officeooo:paragraph-rsid="001a09ba" style:font-name-asian="Calibri1" style:font-size-asian="16pt" style:font-name-complex="Calibri1" style:font-size-complex="16pt"/>
    </style:style>
    <style:style style:name="P6" style:family="paragraph" style:parent-style-name="Standard">
      <style:text-properties officeooo:rsid="001b9da9" officeooo:paragraph-rsid="001b9da9"/>
    </style:style>
    <style:style style:name="P7" style:family="paragraph" style:parent-style-name="Standard">
      <style:text-properties officeooo:rsid="001b9da9" officeooo:paragraph-rsid="001ddc63"/>
    </style:style>
    <style:style style:name="P8" style:family="paragraph" style:parent-style-name="Standard">
      <style:text-properties officeooo:paragraph-rsid="001b9da9"/>
    </style:style>
    <style:style style:name="P9" style:family="paragraph" style:parent-style-name="Standard">
      <style:text-properties officeooo:paragraph-rsid="001ddc63"/>
    </style:style>
    <style:style style:name="P10" style:family="paragraph" style:parent-style-name="Standard">
      <style:text-properties fo:font-size="15pt" officeooo:rsid="001a09ba" officeooo:paragraph-rsid="001a09ba" style:font-size-asian="15pt" style:font-size-complex="15pt"/>
    </style:style>
    <style:style style:name="P11" style:family="paragraph" style:parent-style-name="Title" style:master-page-name="Standard">
      <style:paragraph-properties fo:text-align="center" style:justify-single-word="false" style:page-number="1"/>
      <style:text-properties style:font-name="Cantarell" fo:font-size="28pt" officeooo:rsid="001a09ba" officeooo:paragraph-rsid="001a09ba" style:font-name-asian="Cantarell1" style:font-size-asian="28pt" style:font-name-complex="Cantarell1" style:font-size-complex="28pt"/>
    </style:style>
    <style:style style:name="P12" style:family="paragraph" style:parent-style-name="Standard">
      <style:text-properties officeooo:rsid="001b9da9" officeooo:paragraph-rsid="001b9da9"/>
    </style:style>
    <style:style style:name="P13" style:family="paragraph" style:parent-style-name="Standard">
      <style:text-properties officeooo:rsid="001ce81c" officeooo:paragraph-rsid="001ce81c"/>
    </style:style>
    <style:style style:name="P14" style:family="paragraph" style:parent-style-name="Standard">
      <style:text-properties officeooo:paragraph-rsid="0020f53d"/>
    </style:style>
    <style:style style:name="T1"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2" style:family="text">
      <style:text-properties fo:font-variant="normal" fo:text-transform="none" fo:color="#000000" style:text-line-through-style="none" style:text-line-through-type="none" style:text-position="0% 100%" style:font-name="Calibri" fo:font-size="11pt" fo:font-style="normal" style:text-underline-style="none" fo:font-weight="normal" officeooo:rsid="001ce81c" style:font-name-asian="Calibri1" style:font-size-asian="11pt" style:font-style-asian="normal" style:font-weight-asian="normal" style:font-name-complex="Calibri1" style:font-size-complex="11pt"/>
    </style:style>
    <style:style style:name="T3" style:family="text">
      <style:text-properties fo:font-variant="normal" fo:text-transform="none" fo:color="#000000" style:text-line-through-style="none" style:text-line-through-type="none" style:text-position="0% 100%" style:font-name="Calibri" fo:font-size="11pt" fo:font-style="normal" style:text-underline-style="none" fo:font-weight="normal" officeooo:rsid="001a09ba" style:font-name-asian="Calibri1" style:font-size-asian="11pt" style:font-style-asian="normal" style:font-weight-asian="normal" style:font-name-complex="Calibri1" style:font-size-complex="11pt"/>
    </style:style>
    <style:style style:name="T4" style:family="text">
      <style:text-properties officeooo:rsid="001b9da9"/>
    </style:style>
    <style:style style:name="T5" style:family="text">
      <style:text-properties officeooo:rsid="001ddc63"/>
    </style:style>
    <style:style style:name="T6" style:family="text">
      <style:text-properties officeooo:rsid="001fa5b4"/>
    </style:style>
    <style:style style:name="T7" style:family="text">
      <style:text-properties officeooo:rsid="0020f53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Rapport devoir DPR</text:p>
      <text:p text:style-name="P5">Générateur de site statique XML</text:p>
      <text:p text:style-name="Standard"/>
      <text:p text:style-name="P10"/>
      <text:p text:style-name="Heading_20_3"><text:span text:style-name="T6">1. </text:span>Utilisation :</text:p>
      <text:p text:style-name="P6">Le projet comporte un Makefile permettant l’orchestration de la création du site web.</text:p>
      <text:p text:style-name="P6">– dtd : Permet de vérifier la dtd du fichier master.xml.</text:p>
      <text:p text:style-name="P6">– schéma : Vérifie la validité du fichier master.xml face au schéma attendu.</text:p>
      <text:p text:style-name="P6">– web : Créé l’ensemble du site web correspondant au fichier master.xml dans le<text:tab/>dossier ‘www’.</text:p>
      <text:p text:style-name="P8"><text:span text:style-name="T4">– tidy : Vérifie la validité </text:span><text:span text:style-name="T5">Xh</text:span><text:span text:style-name="T4">tml 5 des pages contenu dans le dossier ‘www’.</text:span></text:p>
      <text:p text:style-name="P7">– xq : Exécute la requête <text:span text:style-name="T5">XQ</text:span>uery placé dans ‘xq.txt’. Sa sortie est placée dans<text:tab/>‘www’ sous le nom ‘xq.html’.</text:p>
      <text:p text:style-name="P6">Par défaut, l’ensemble de ces commandes sont exécutées dans cet ordre puis les pages web résultantes sont ouvertes avec le navigateur ‘firefox ‘. Le dossier de sortie web et le navigateur web sont configurables a l’aide des variables ‘WEBDIR’ et ‘WEBNAV’.</text:p>
      <text:p text:style-name="P8"/>
      <text:p text:style-name="Heading_20_3"><text:span text:style-name="T6">2. </text:span>Notes de développement :</text:p>
      <text:p text:style-name="P13">La feuille de style ‘master.xsl’ devenant relativement conséquente, elle a été divisée en plusieurs feuilles par catégories, la feuille principale traitant des nœuds. Aussi pour factoriser certaines parties du code, des fonctions ont été créés. Celles-ci servent essentiellement pour les listes de références a d’autre nœuds.</text:p>
      <text:p text:style-name="P14"><text:span text:style-name="T7">Pour les pages web du site du master, le framework CSS ‘Bulma’ a été utilisé. Celui-ci facilite le développement et procure un support au ‘Responsive Design’. La page générée par la requête XQuery a sa propre feuille de style CSS.</text:span></text:p>
      <text:p text:style-name="P9"><text:span text:style-name="T5">Pour l’écriture de la requête XQ</text:span><text:span text:style-name="T4">uery, </text:span><text:span text:style-name="T5">on utilise principalement des expressions type ‘</text:span>FLWOR’. <text:span text:style-name="T5">Grâce à XPath 2.0, on a la possibilité d’écrire des fonctions avec des types d’entrée et de retour précis.</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Calibri" svg:font-family="Calibri" style:font-family-generic="roman" style:font-pitch="variable"/>
    <style:font-face style:name="Cantarell" svg:font-family="Cantarel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ntarell1" svg:font-family="Cantarel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 svg:font-family="'Noto Sans Symbol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fr" fo:country="FR"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8%"/>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423cm" fo:margin-bottom="0cm" loext:contextual-spacing="false" fo:line-height="100%" fo:keep-together="always" fo:keep-with-next="always"/>
      <style:text-properties fo:color="#2f5496" style:font-name="Calibri" fo:font-family="Calibri" style:font-family-generic="roman" style:font-pitch="variable" fo:font-size="16pt" style:font-name-asian="Calibri1" style:font-family-asian="Calibri" style:font-family-generic-asian="system" style:font-pitch-asian="variable" style:font-size-asian="16pt" style:font-name-complex="Calibri1" style:font-family-complex="Calibri"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cm" fo:margin-bottom="0cm" loext:contextual-spacing="false" fo:line-height="100%"/>
      <style:text-properties style:font-name="Calibri" fo:font-family="Calibri" style:font-family-generic="roman" style:font-pitch="variable" fo:font-size="28pt" style:font-name-asian="Calibri1" style:font-family-asian="Calibri" style:font-family-generic-asian="system" style:font-pitch-asian="variable" style:font-size-asian="28pt" style:font-name-complex="Calibri1" style:font-family-complex="Calibri"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5.87cm" fo:margin-left="0cm" fo:margin-top="0cm" fo:margin-bottom="0cm" table:align="left"/>
    </style:style>
    <style:style style:name="Table3.A" style:family="table-column">
      <style:table-column-properties style:column-width="7.865cm"/>
    </style:style>
    <style:style style:name="Table3.B" style:family="table-column">
      <style:table-column-properties style:column-width="8.005cm"/>
    </style:style>
    <style:style style:name="Table3.1" style:family="table-row">
      <style:table-row-properties fo:keep-together="auto"/>
    </style:style>
    <style:style style:name="Table3.A1" style:family="table-cell">
      <style:table-cell-properties fo:padding-left="0.191cm" fo:padding-right="0.191cm" fo:padding-top="0cm" fo:padding-bottom="0cm" fo:border="none"/>
    </style:style>
    <style:style style:name="MP1"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padding="0cm" fo:border="none" fo:keep-with-next="auto"/>
      <style:text-properties fo:font-weight="bold" style:font-weight-asian="bold"/>
    </style:style>
    <style:style style:name="MP2"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style>
    <style:style style:name="MP3" style:family="paragraph" style:parent-style-name="Standard">
      <style:paragraph-properties fo:margin-left="0cm" fo:margin-right="0cm" fo:margin-top="0cm" fo:margin-bottom="0cm" loext:contextual-spacing="false" fo:line-height="100%" fo:text-align="end"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style>
    <style:style style:name="MP4" style:family="paragraph" style:parent-style-name="Standard">
      <style:paragraph-properties fo:margin-left="0cm" fo:margin-right="0cm" fo:margin-top="0cm" fo:margin-bottom="0cm" loext:contextual-spacing="false" fo:line-height="100%" fo:text-align="end"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T1"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T2" style:family="text">
      <style:text-properties fo:font-variant="normal" fo:text-transform="none" fo:color="#000000" style:text-line-through-style="none" style:text-line-through-type="none" style:text-position="0% 100%" style:font-name="Calibri" fo:font-size="11pt" fo:font-style="normal" style:text-underline-style="none" fo:font-weight="normal" officeooo:rsid="001ce81c" style:font-name-asian="Calibri1" style:font-size-asian="11pt" style:font-style-asian="normal" style:font-weight-asian="normal" style:font-name-complex="Calibri1" style:font-size-complex="11pt"/>
    </style:style>
    <style:style style:name="MT3" style:family="text">
      <style:text-properties fo:font-variant="normal" fo:text-transform="none" fo:color="#000000" style:text-line-through-style="none" style:text-line-through-type="none" style:text-position="0% 100%" style:font-name="Calibri" fo:font-size="11pt" fo:font-style="normal" style:text-underline-style="none" fo:font-weight="normal" officeooo:rsid="001a09ba" style:font-name-asian="Calibri1" style:font-size-asian="11pt" style:font-style-asian="normal" style:font-weight-asian="normal" style:font-name-complex="Calibri1" style:font-size-complex="11pt"/>
    </style:style>
    <style:page-layout style:name="Mpm1">
      <style:page-layout-properties fo:page-width="21.001cm" fo:page-height="29.7cm" style:num-format="1" style:print-orientation="portrait" fo:margin-top="1.249cm" fo:margin-bottom="2.499cm" fo:margin-left="2.499cm" fo:margin-right="2.499cm" style:writing-mode="lr-tb" style:layout-grid-color="#c0c0c0" style:layout-grid-lines="2470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page-layout>
  </office:automatic-styles>
  <office:master-styles>
    <style:master-page style:name="Standard" style:page-layout-name="Mpm1">
      <style:header>
        <text:p text:style-name="MP1"/>
        <table:table table:name="Table3" table:style-name="Table3">
          <table:table-column table:style-name="Table3.A"/>
          <table:table-column table:style-name="Table3.B"/>
          <table:table-row table:style-name="Table3.1">
            <table:table-cell table:style-name="Table3.A1" office:value-type="string">
              <text:p text:style-name="MP2"><text:span text:style-name="MT1">T</text:span><text:span text:style-name="MT2">homas</text:span><text:span text:style-name="MT1"> Blanc </text:span><text:span text:style-name="MT3">&amp;</text:span><text:span text:style-name="MT1"> Si</text:span><text:span text:style-name="MT2">mon</text:span><text:span text:style-name="MT1"> Pieres</text:span></text:p>
            </table:table-cell>
            <table:table-cell table:style-name="Table3.A1" office:value-type="string">
              <text:p text:style-name="MP3"><text:span text:style-name="MT3">Devoir DPR</text:span><text:span text:style-name="MT1"> – 2020</text:span></text:p>
            </table:table-cell>
          </table:table-row>
        </table:table>
        <text:p text:style-name="MP4"/>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4.1.2$Linux_X86_64 LibreOffice_project/40$Build-2</meta:generator>
    <dc:date>2020-03-06T15:58:22.243266602</dc:date>
    <meta:editing-duration>PT9M38S</meta:editing-duration>
    <meta:editing-cycles>3</meta:editing-cycles>
    <meta:document-statistic meta:table-count="1" meta:image-count="0" meta:object-count="0" meta:page-count="1" meta:paragraph-count="16" meta:word-count="266" meta:character-count="1642" meta:non-whitespace-character-count="1386"/>
  </office:meta>
</office:document-meta>
</file>